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Script started on Tue 28 Jan 2020 07:14:13 PM EST</text:p>
      <text:p text:style-name="Preformatted_20_Text">#]0;agarrett0098@grace: ~/CS215/project1##[01;32magarrett0098@grace#[00m:#[01;34m~/CS215/project1#[00m$ exit####./a.out #########[9@g++ project1.cpp#[C##################[9P./a.out#[C</text:p>
      <text:p text:style-name="Preformatted_20_Text"></text:p>
      <text:p text:style-name="Preformatted_20_Text">Please enter the number of American Colonial Style chairs that were sold: 100</text:p>
      <text:p text:style-name="Preformatted_20_Text"></text:p>
      <text:p text:style-name="Preformatted_20_Text">Please enter the number of Modern Style chairs that were sold: 4</text:p>
      <text:p text:style-name="Preformatted_20_Text"></text:p>
      <text:p text:style-name="Preformatted_20_Text">Please enter the number of Fresh Classical Style chairs that were sold: 37</text:p>
      <text:p text:style-name="Preformatted_20_Text"></text:p>
      <text:p text:style-name="Preformatted_20_Text">Style <text:s text:c="19"/>Price Per Chair <text:s text:c="8"/>Chairs Sold <text:s text:c="8"/>Total Sales</text:p>
      <text:p text:style-name="Preformatted_20_Text">----- <text:s text:c="19"/>--------------- <text:s text:c="8"/>----------- <text:s text:c="8"/>-----------</text:p>
      <text:p text:style-name="Preformatted_20_Text">American Colonial <text:s text:c="14"/>$ <text:s/>85.00 <text:s text:c="16"/>100 <text:s text:c="7"/>$ <text:s text:c="3"/>8500.00</text:p>
      <text:p text:style-name="Preformatted_20_Text">Modern <text:s text:c="25"/>$ <text:s/>57.00 <text:s text:c="18"/>4 <text:s text:c="7"/>$ <text:s text:c="4"/>228.00</text:p>
      <text:p text:style-name="Preformatted_20_Text">Fresh Classical <text:s text:c="16"/>$ 127.75 <text:s text:c="17"/>37 <text:s text:c="7"/>$ <text:s text:c="3"/>4726.75</text:p>
      <text:p text:style-name="Preformatted_20_Text"></text:p>
      <text:p text:style-name="Preformatted_20_Text"><text:s text:c="70"/>----------</text:p>
      <text:p text:style-name="Preformatted_20_Text">TOTAL <text:s text:c="62"/>$ <text:s text:c="2"/>13454.75</text:p>
      <text:p text:style-name="Preformatted_20_Text">#]0;agarrett0098@grace: ~/CS215/project1##[01;32magarrett0098@grace#[00m:#[01;34m~/CS215/project1#[00m$ ./a.out </text:p>
      <text:p text:style-name="Preformatted_20_Text"></text:p>
      <text:p text:style-name="Preformatted_20_Text">Please enter the number of American Colonial Style chairs that were sold: -100</text:p>
      <text:p text:style-name="Preformatted_20_Text"></text:p>
      <text:p text:style-name="Preformatted_20_Text">Please enter the number of Modern Style chairs that were sold: 14</text:p>
      <text:p text:style-name="Preformatted_20_Text"></text:p>
      <text:p text:style-name="Preformatted_20_Text">Please enter the number of Fresh Classical Style chairs that were sold: 23</text:p>
      <text:p text:style-name="Preformatted_20_Text"></text:p>
      <text:p text:style-name="Preformatted_20_Text">Style <text:s text:c="19"/>Price Per Chair <text:s text:c="8"/>Chairs Sold <text:s text:c="8"/>Total Sales</text:p>
      <text:p text:style-name="Preformatted_20_Text">----- <text:s text:c="19"/>--------------- <text:s text:c="8"/>----------- <text:s text:c="8"/>-----------</text:p>
      <text:p text:style-name="Preformatted_20_Text">American Colonial <text:s text:c="14"/>$ <text:s/>85.00 <text:s text:c="9"/>4294967196 <text:s text:c="7"/>$ 365072220160.00</text:p>
      <text:p text:style-name="Preformatted_20_Text">Modern <text:s text:c="25"/>$ <text:s/>57.00 <text:s text:c="17"/>14 <text:s text:c="7"/>$ <text:s text:c="4"/>798.00</text:p>
      <text:p text:style-name="Preformatted_20_Text">Fresh Classical <text:s text:c="16"/>$ 127.75 <text:s text:c="17"/>23 <text:s text:c="7"/>$ <text:s text:c="3"/>2938.25</text:p>
      <text:p text:style-name="Preformatted_20_Text"></text:p>
      <text:p text:style-name="Preformatted_20_Text"><text:s text:c="70"/>----------</text:p>
      <text:p text:style-name="Preformatted_20_Text">TOTAL <text:s text:c="62"/>$ 365072220160.00</text:p>
      <text:p text:style-name="Preformatted_20_Text">#]0;agarrett0098@grace: ~/CS215/project1##[01;32magarrett0098@grace#[00m:#[01;34m~/CS215/project1#[00m$ ./a.out </text:p>
      <text:p text:style-name="Preformatted_20_Text"></text:p>
      <text:p text:style-name="Preformatted_20_Text">Please enter the number of American Colonial Style chairs that were sold: 140</text:p>
      <text:p text:style-name="Preformatted_20_Text"></text:p>
      <text:p text:style-name="Preformatted_20_Text">Please enter the number of Modern Style chairs that were sold: 1300</text:p>
      <text:p text:style-name="Preformatted_20_Text"></text:p>
      <text:p text:style-name="Preformatted_20_Text">Please enter the number of Fresh Classical Style chairs that were sold: 430</text:p>
      <text:p text:style-name="Preformatted_20_Text"></text:p>
      <text:p text:style-name="Preformatted_20_Text">Style <text:s text:c="19"/>Price Per Chair <text:s text:c="8"/>Chairs Sold <text:s text:c="8"/>Total Sales</text:p>
      <text:p text:style-name="Preformatted_20_Text">----- <text:s text:c="19"/>--------------- <text:s text:c="8"/>----------- <text:s text:c="8"/>-----------</text:p>
      <text:p text:style-name="Preformatted_20_Text">American Colonial <text:s text:c="14"/>$ <text:s/>85.00 <text:s text:c="16"/>140 <text:s text:c="7"/>$ <text:s text:c="2"/>11900.00</text:p>
      <text:p text:style-name="Preformatted_20_Text">Modern <text:s text:c="25"/>$ <text:s/>57.00 <text:s text:c="15"/>1300 <text:s text:c="7"/>$ <text:s text:c="2"/>74100.00</text:p>
      <text:p text:style-name="Preformatted_20_Text">Fresh Classical <text:s text:c="16"/>$ 127.75 <text:s text:c="16"/>430 <text:s text:c="7"/>$ <text:s text:c="2"/>54932.50</text:p>
      <text:p text:style-name="Preformatted_20_Text"></text:p>
      <text:p text:style-name="Preformatted_20_Text"><text:s text:c="70"/>----------</text:p>
      <text:p text:style-name="Preformatted_20_Text">TOTAL <text:s text:c="62"/>$ <text:s/>140932.50</text:p>
      <text:p text:style-name="Preformatted_20_Text">#]0;agarrett0098@grace: ~/CS215/project1##[01;32magarrett0098@grace#[00m:#[01;34m~/CS215/project1#[00m$ ./a.out </text:p>
      <text:p text:style-name="Preformatted_20_Text"></text:p>
      <text:p text:style-name="Preformatted_20_Text">Please enter the number of American Colonial Style chairs that were sold: 0</text:p>
      <text:p text:style-name="Preformatted_20_Text"><text:soft-page-break/></text:p>
      <text:p text:style-name="Preformatted_20_Text">Please enter the number of Modern Style chairs that were sold: 0</text:p>
      <text:p text:style-name="Preformatted_20_Text"></text:p>
      <text:p text:style-name="Preformatted_20_Text">Please enter the number of Fresh Classical Style chairs that were sold: 0</text:p>
      <text:p text:style-name="Preformatted_20_Text"></text:p>
      <text:p text:style-name="Preformatted_20_Text">Style <text:s text:c="19"/>Price Per Chair <text:s text:c="8"/>Chairs Sold <text:s text:c="8"/>Total Sales</text:p>
      <text:p text:style-name="Preformatted_20_Text">----- <text:s text:c="19"/>--------------- <text:s text:c="8"/>----------- <text:s text:c="8"/>-----------</text:p>
      <text:p text:style-name="Preformatted_20_Text">American Colonial <text:s text:c="14"/>$ <text:s/>85.00 <text:s text:c="18"/>0 <text:s text:c="7"/>$ <text:s text:c="6"/>0.00</text:p>
      <text:p text:style-name="Preformatted_20_Text">Modern <text:s text:c="25"/>$ <text:s/>57.00 <text:s text:c="18"/>0 <text:s text:c="7"/>$ <text:s text:c="6"/>0.00</text:p>
      <text:p text:style-name="Preformatted_20_Text">Fresh Classical <text:s text:c="16"/>$ 127.75 <text:s text:c="18"/>0 <text:s text:c="7"/>$ <text:s text:c="6"/>0.00</text:p>
      <text:p text:style-name="Preformatted_20_Text"></text:p>
      <text:p text:style-name="Preformatted_20_Text"><text:s text:c="70"/>----------</text:p>
      <text:p text:style-name="Preformatted_20_Text">TOTAL <text:s text:c="62"/>$ <text:s text:c="6"/>0.00</text:p>
      <text:p text:style-name="Preformatted_20_Text">#]0;agarrett0098@grace: ~/CS215/project1##[01;32magarrett0098@grace#[00m:#[01;34m~/CS215/project1#[00m$ ./a.out </text:p>
      <text:p text:style-name="Preformatted_20_Text"></text:p>
      <text:p text:style-name="Preformatted_20_Text">Please enter the number of American Colonial Style chairs that were sold: 20000</text:p>
      <text:p text:style-name="Preformatted_20_Text"></text:p>
      <text:p text:style-name="Preformatted_20_Text">Please enter the number of Modern Style chairs that were sold: 1</text:p>
      <text:p text:style-name="Preformatted_20_Text"></text:p>
      <text:p text:style-name="Preformatted_20_Text">Please enter the number of Fresh Classical Style chairs that were sold: 99999</text:p>
      <text:p text:style-name="Preformatted_20_Text"></text:p>
      <text:p text:style-name="Preformatted_20_Text">Style <text:s text:c="19"/>Price Per Chair <text:s text:c="8"/>Chairs Sold <text:s text:c="8"/>Total Sales</text:p>
      <text:p text:style-name="Preformatted_20_Text">----- <text:s text:c="19"/>--------------- <text:s text:c="8"/>----------- <text:s text:c="8"/>-----------</text:p>
      <text:p text:style-name="Preformatted_20_Text">American Colonial <text:s text:c="14"/>$ <text:s/>85.00 <text:s text:c="14"/>20000 <text:s text:c="7"/>$ 1700000.00</text:p>
      <text:p text:style-name="Preformatted_20_Text">Modern <text:s text:c="25"/>$ <text:s/>57.00 <text:s text:c="18"/>1 <text:s text:c="7"/>$ <text:s text:c="5"/>57.00</text:p>
      <text:p text:style-name="Preformatted_20_Text">Fresh Classical <text:s text:c="16"/>$ 127.75 <text:s text:c="14"/>99999 <text:s text:c="7"/>$ 12774872.00</text:p>
      <text:p text:style-name="Preformatted_20_Text"></text:p>
      <text:p text:style-name="Preformatted_20_Text"><text:s text:c="70"/>----------</text:p>
      <text:p text:style-name="Preformatted_20_Text">TOTAL <text:s text:c="62"/>$ 14474929.00</text:p>
      <text:p text:style-name="Preformatted_20_Text">#]0;agarrett0098@grace: ~/CS215/project1##[01;32magarrett0098@grace#[00m:#[01;34m~/CS215/project1#[00m$ exit</text:p>
      <text:p text:style-name="Preformatted_20_Text">exit</text:p>
      <text:p text:style-name="Preformatted_20_Text"/>
      <text:p text:style-name="Preformatted_20_Text">Script done on Tue 28 Jan 2020 07:15:48 PM 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84" meta:word-count="411" meta:character-count="4814" meta:non-whitespace-character-count="2680"/>
    <meta:generator>LibreOffice/6.0.7.3$Linux_X86_64 LibreOffice_project/00m0$Build-3</meta:generator>
  </office:meta>
</office:document-meta>
</file>